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205cm"/>
    </style:style>
    <style:style style:name="Table1.B" style:family="table-column">
      <style:table-column-properties style:column-width="2.395cm"/>
    </style:style>
    <style:style style:name="Table1.C" style:family="table-column">
      <style:table-column-properties style:column-width="5.205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9"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Table2" style:family="table">
      <style:table-properties style:width="16.066cm" fo:margin-left="-0.215cm" fo:margin-top="0cm" fo:margin-bottom="0cm" table:align="left" style:writing-mode="lr-tb"/>
    </style:style>
    <style:style style:name="Table2.A" style:family="table-column">
      <style:table-column-properties style:column-width="2.731cm"/>
    </style:style>
    <style:style style:name="Table2.B" style:family="table-column">
      <style:table-column-properties style:column-width="4.366cm"/>
    </style:style>
    <style:style style:name="Table2.C" style:family="table-column">
      <style:table-column-properties style:column-width="8.969cm"/>
    </style:style>
    <style:style style:name="Table2.1" style:family="table-row">
      <style:table-row-properties fo:keep-together="auto"/>
    </style:style>
    <style:style style:name="Table2.A1" style:family="table-cell">
      <style:table-cell-properties style:vertical-align="middle" style:border-line-width-bottom="0.053cm 0.053cm 0.053cm" fo:padding-left="0.215cm" fo:padding-right="0.191cm" fo:padding-top="0cm" fo:padding-bottom="0cm" fo:border-left="1.5pt solid #00000a" fo:border-right="0.75pt solid #00000a" fo:border-top="1.5pt solid #00000a" fo:border-bottom="4.5pt double #00000a"/>
    </style:style>
    <style:style style:name="Table2.B1" style:family="table-cell">
      <style:table-cell-properties style:vertical-align="middle" style:border-line-width-bottom="0.053cm 0.053cm 0.053cm" fo:padding-left="0.215cm" fo:padding-right="0.191cm" fo:padding-top="0cm" fo:padding-bottom="0cm" fo:border-left="0.75pt solid #00000a" fo:border-right="0.75pt solid #00000a" fo:border-top="1.5pt solid #00000a" fo:border-bottom="4.5pt double #00000a"/>
    </style:style>
    <style:style style:name="Table2.A2" style:family="table-cell">
      <style:table-cell-properties fo:padding-left="0.215cm" fo:padding-right="0.191cm" fo:padding-top="0cm" fo:padding-bottom="0cm" fo:border-left="1.5pt solid #00000a" fo:border-right="0.75pt solid #00000a" fo:border-top="none" fo:border-bottom="0.75pt solid #00000a"/>
    </style:style>
    <style:style style:name="Table2.B2" style:family="table-cell">
      <style:table-cell-properties fo:padding-left="0.215cm" fo:padding-right="0.191cm" fo:padding-top="0cm" fo:padding-bottom="0cm" fo:border-left="0.75pt solid #00000a" fo:border-right="0.75pt solid #00000a" fo:border-top="none" fo:border-bottom="0.75pt solid #00000a"/>
    </style:style>
    <style:style style:name="Table2.C2" style:family="table-cell">
      <style:table-cell-properties fo:padding-left="0.215cm" fo:padding-right="0.191cm" fo:padding-top="0cm" fo:padding-bottom="0cm" fo:border-left="0.75pt solid #00000a" fo:border-right="0.75pt solid #00000a" fo:border-top="none" fo:border-bottom="0.75pt solid #00000a"/>
    </style:style>
    <style:style style:name="Table2.A3"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2.B3" style:family="table-cell">
      <style:table-cell-properties fo:padding-left="0.215cm" fo:padding-right="0.191cm" fo:padding-top="0cm" fo:padding-bottom="0cm" fo:border="0.75pt solid #00000a"/>
    </style:style>
    <style:style style:name="Table2.C3" style:family="table-cell">
      <style:table-cell-properties fo:padding-left="0.215cm" fo:padding-right="0.191cm" fo:padding-top="0cm" fo:padding-bottom="0cm" fo:border="0.75pt solid #00000a"/>
    </style:style>
    <style:style style:name="Table2.A4" style:family="table-cell">
      <style:table-cell-properties fo:padding-left="0.215cm" fo:padding-right="0.191cm" fo:padding-top="0cm" fo:padding-bottom="0cm" fo:border-left="1.5pt solid #00000a" fo:border-right="0.75pt solid #00000a" fo:border-top="0.75pt solid #00000a" fo:border-bottom="1.5pt solid #00000a"/>
    </style:style>
    <style:style style:name="Table2.B4" style:family="table-cell">
      <style:table-cell-properties fo:padding-left="0.215cm" fo:padding-right="0.191cm" fo:padding-top="0cm" fo:padding-bottom="0cm" fo:border-left="0.75pt solid #00000a" fo:border-right="0.75pt solid #00000a" fo:border-top="0.75pt solid #00000a" fo:border-bottom="1.5pt solid #00000a"/>
    </style:style>
    <style:style style:name="Table2.C4" style:family="table-cell">
      <style:table-cell-properties fo:padding-left="0.215cm" fo:padding-right="0.191cm" fo:padding-top="0cm" fo:padding-bottom="0cm" fo:border-left="0.75pt solid #00000a" fo:border-right="0.75pt solid #00000a" fo:border-top="0.75pt solid #00000a" fo:border-bottom="1.5pt solid #00000a"/>
    </style:style>
    <style:style style:name="P1" style:family="paragraph" style:parent-style-name="Footer">
      <style:paragraph-properties fo:text-align="center" style:justify-single-word="false"/>
      <style:text-properties fo:font-size="8pt" officeooo:rsid="002bcbbe" officeooo:paragraph-rsid="0014bee9" style:font-size-asian="8pt" style:font-size-complex="8pt"/>
    </style:style>
    <style:style style:name="P2" style:family="paragraph" style:parent-style-name="Header">
      <style:text-properties officeooo:paragraph-rsid="001e8cc3"/>
    </style:style>
    <style:style style:name="P3" style:family="paragraph" style:parent-style-name="Footer">
      <style:paragraph-properties fo:margin-left="0cm" fo:margin-right="0cm" fo:text-align="center" style:justify-single-word="false" fo:text-indent="0cm" style:auto-text-indent="false"/>
      <style:text-properties fo:font-size="8pt" officeooo:rsid="002bcbbe" officeooo:paragraph-rsid="0014bee9" style:font-size-asian="8pt" style:font-size-complex="8pt"/>
    </style:style>
    <style:style style:name="P4" style:family="paragraph" style:parent-style-name="Contents_20_2">
      <style:paragraph-properties>
        <style:tab-stops>
          <style:tab-stop style:position="15.24cm" style:type="right" style:leader-style="dotted" style:leader-text="."/>
        </style:tab-stops>
      </style:paragraph-properties>
    </style:style>
    <style:style style:name="P5" style:family="paragraph" style:parent-style-name="Contents_20_1">
      <style:paragraph-properties>
        <style:tab-stops>
          <style:tab-stop style:position="15.24cm" style:type="right" style:leader-style="dotted" style:leader-text="."/>
        </style:tab-stops>
      </style:paragraph-properties>
    </style:style>
    <style:style style:name="P6" style:family="paragraph" style:parent-style-name="Title">
      <style:text-properties officeooo:rsid="001e8cc3" officeooo:paragraph-rsid="001e8cc3"/>
    </style:style>
    <style:style style:name="P7" style:family="paragraph" style:parent-style-name="Title">
      <style:text-properties officeooo:rsid="002513d0" officeooo:paragraph-rsid="000df959"/>
    </style:style>
    <style:style style:name="P8" style:family="paragraph" style:parent-style-name="ByLine">
      <style:text-properties officeooo:rsid="002bb753" officeooo:paragraph-rsid="000eeb11"/>
    </style:style>
    <style:style style:name="P9" style:family="paragraph" style:parent-style-name="ByLine">
      <style:text-properties officeooo:rsid="000eeb11" officeooo:paragraph-rsid="000eeb11"/>
    </style:style>
    <style:style style:name="P10" style:family="paragraph" style:parent-style-name="Calibri">
      <style:text-properties style:font-name="Calibri3" officeooo:paragraph-rsid="000f6b11"/>
    </style:style>
    <style:style style:name="P11" style:family="paragraph" style:parent-style-name="Standard">
      <style:text-properties fo:font-size="10pt" fo:language="en" fo:country="CA" fo:font-style="italic" officeooo:rsid="001c738a" officeooo:paragraph-rsid="001c738a" style:font-size-asian="10pt" style:language-asian="en" style:country-asian="CA" style:font-style-asian="italic" style:font-size-complex="10pt" style:font-style-complex="italic"/>
    </style:style>
    <style:style style:name="P12" style:family="paragraph" style:parent-style-name="Standard">
      <style:text-properties fo:font-size="10pt" fo:language="en" fo:country="CA" fo:font-style="italic" officeooo:rsid="001c738a" officeooo:paragraph-rsid="00304b68" style:font-size-asian="10pt" style:language-asian="en" style:country-asian="CA" style:font-style-asian="italic" style:font-size-complex="10pt" style:font-style-complex="italic"/>
    </style:style>
    <style:style style:name="P13" style:family="paragraph" style:parent-style-name="Standard">
      <style:paragraph-properties fo:text-align="center" style:justify-single-word="false"/>
      <style:text-properties style:font-name="Calibri3" officeooo:paragraph-rsid="000f6b11"/>
    </style:style>
    <style:style style:name="P14" style:family="paragraph" style:parent-style-name="Standard">
      <style:paragraph-properties fo:text-align="center" style:justify-single-word="false"/>
      <style:text-properties style:font-name="Calibri3" fo:font-size="10pt" officeooo:paragraph-rsid="000f6b11" style:font-size-asian="10pt"/>
    </style:style>
    <style:style style:name="P15" style:family="paragraph" style:parent-style-name="Standard">
      <style:paragraph-properties fo:text-align="center" style:justify-single-word="false" style:snap-to-layout-grid="false"/>
      <style:text-properties style:font-name="Calibri3" fo:font-size="10pt" officeooo:paragraph-rsid="000f6b11" style:font-size-asian="10pt"/>
    </style:style>
    <style:style style:name="P16" style:family="paragraph" style:parent-style-name="Standard">
      <style:paragraph-properties fo:text-align="center" style:justify-single-word="false" style:snap-to-layout-grid="false"/>
      <style:text-properties style:font-name="Calibri3" fo:font-size="10pt" officeooo:rsid="0016b782" officeooo:paragraph-rsid="000f6b11" style:font-size-asian="10pt"/>
    </style:style>
    <style:style style:name="P17" style:family="paragraph" style:parent-style-name="Standard">
      <style:paragraph-properties fo:text-align="center" style:justify-single-word="false" style:snap-to-layout-grid="false"/>
      <style:text-properties style:font-name="Calibri3" fo:font-size="10pt" officeooo:rsid="00328204" officeooo:paragraph-rsid="00328204" style:font-size-asian="10pt"/>
    </style:style>
    <style:style style:name="P18" style:family="paragraph" style:parent-style-name="Standard">
      <style:paragraph-properties fo:text-align="start" style:justify-single-word="false" style:snap-to-layout-grid="false"/>
      <style:text-properties style:font-name="Calibri3" fo:font-size="10pt" officeooo:rsid="00341805" officeooo:paragraph-rsid="00341805" style:font-size-asian="10pt"/>
    </style:style>
    <style:style style:name="P19" style:family="paragraph" style:parent-style-name="Standard">
      <style:paragraph-properties fo:text-align="start" style:justify-single-word="false" style:snap-to-layout-grid="false"/>
      <style:text-properties style:font-name="Calibri3" fo:font-size="10pt" officeooo:rsid="002adae5" officeooo:paragraph-rsid="000f6b11" style:font-size-asian="10pt"/>
    </style:style>
    <style:style style:name="P20" style:family="paragraph" style:parent-style-name="Standard">
      <style:paragraph-properties fo:text-align="start" style:justify-single-word="false" style:snap-to-layout-grid="false"/>
      <style:text-properties style:font-name="Calibri3" fo:font-size="10pt" officeooo:rsid="0020cefd" officeooo:paragraph-rsid="0020cefd" style:font-size-asian="10pt"/>
    </style:style>
    <style:style style:name="P21" style:family="paragraph" style:parent-style-name="Standard">
      <style:paragraph-properties fo:text-align="start" style:justify-single-word="false" style:snap-to-layout-grid="false"/>
      <style:text-properties style:font-name="Calibri3" fo:font-size="10pt" officeooo:paragraph-rsid="000f6b11" style:font-size-asian="10pt"/>
    </style:style>
    <style:style style:name="P22" style:family="paragraph" style:parent-style-name="Standard">
      <style:paragraph-properties fo:text-align="center" style:justify-single-word="false" style:snap-to-layout-grid="false"/>
      <style:text-properties style:font-name="Calibri3" fo:font-size="10pt" officeooo:rsid="0034c23f" officeooo:paragraph-rsid="0034c23f" style:font-size-asian="10pt"/>
    </style:style>
    <style:style style:name="P23" style:family="paragraph" style:parent-style-name="Standard">
      <style:paragraph-properties fo:text-align="center" style:justify-single-word="false" style:snap-to-layout-grid="false"/>
      <style:text-properties style:font-name="Calibri3" fo:font-size="10pt" fo:language="fr" fo:country="CA" fo:font-weight="bold" officeooo:rsid="0016b782" officeooo:paragraph-rsid="000f6b11" style:font-size-asian="10pt" style:font-weight-asian="bold" style:font-name-complex="Arial" style:font-size-complex="9pt" style:font-weight-complex="bold"/>
    </style:style>
    <style:style style:name="P24" style:family="paragraph" style:parent-style-name="Standard">
      <style:paragraph-properties fo:text-align="center" style:justify-single-word="false" style:snap-to-layout-grid="false"/>
      <style:text-properties style:font-name="Calibri3" fo:font-size="10pt" fo:font-weight="bold" officeooo:rsid="002adae5" officeooo:paragraph-rsid="000f6b11" style:font-size-asian="10pt" style:font-weight-asian="bold" style:font-weight-complex="bold"/>
    </style:style>
    <style:style style:name="P25" style:family="paragraph" style:parent-style-name="Standard">
      <style:paragraph-properties fo:text-align="center" style:justify-single-word="false" style:snap-to-layout-grid="false"/>
      <style:text-properties style:font-name="Calibri3" fo:font-size="10pt" fo:font-weight="bold" officeooo:rsid="00328204" officeooo:paragraph-rsid="00328204" style:font-size-asian="10pt" style:font-weight-asian="bold" style:font-weight-complex="bold"/>
    </style:style>
    <style:style style:name="P26" style:family="paragraph" style:parent-style-name="Standard">
      <style:paragraph-properties fo:text-align="center" style:justify-single-word="false" style:snap-to-layout-grid="false"/>
      <style:text-properties style:font-name="Calibri3" fo:font-size="10pt" fo:font-weight="bold" officeooo:rsid="0034c23f" officeooo:paragraph-rsid="0034c23f" style:font-size-asian="10pt" style:font-weight-asian="bold" style:font-weight-complex="bold"/>
    </style:style>
    <style:style style:name="P27" style:family="paragraph" style:parent-style-name="Standard">
      <style:text-properties fo:language="en" fo:country="CA" fo:font-style="italic" officeooo:rsid="001c738a" officeooo:paragraph-rsid="001c738a" style:language-asian="en" style:country-asian="CA" style:font-style-asian="italic" style:font-style-complex="italic"/>
    </style:style>
    <style:style style:name="P28" style:family="paragraph" style:parent-style-name="Standard">
      <style:text-properties fo:language="en" fo:country="CA" fo:font-style="italic" officeooo:paragraph-rsid="001e8cc3" style:language-asian="en" style:country-asian="CA" style:font-style-asian="italic"/>
    </style:style>
    <style:style style:name="P29" style:family="paragraph" style:parent-style-name="Standard">
      <style:text-properties fo:language="en" fo:country="CA" fo:font-style="italic" officeooo:rsid="001868b5" officeooo:paragraph-rsid="0022c8cc" style:language-asian="en" style:country-asian="CA" style:font-style-asian="italic"/>
    </style:style>
    <style:style style:name="P30" style:family="paragraph" style:parent-style-name="Standard">
      <style:text-properties fo:language="en" fo:country="CA" fo:font-style="italic" officeooo:rsid="0024440c" officeooo:paragraph-rsid="0024e82a" style:language-asian="en" style:country-asian="CA" style:font-style-asian="italic" style:font-style-complex="normal"/>
    </style:style>
    <style:style style:name="P31" style:family="paragraph" style:parent-style-name="Standard">
      <style:text-properties fo:language="en" fo:country="CA" fo:font-style="italic" officeooo:rsid="0024e82a" officeooo:paragraph-rsid="0024e82a" style:language-asian="en" style:country-asian="CA" style:font-style-asian="italic" style:font-style-complex="normal"/>
    </style:style>
    <style:style style:name="P32" style:family="paragraph" style:parent-style-name="Standard">
      <style:text-properties fo:language="en" fo:country="CA" fo:font-style="normal" officeooo:rsid="001868b5" officeooo:paragraph-rsid="001ba3c3" style:language-asian="en" style:country-asian="CA" style:font-style-asian="normal" style:font-style-complex="normal"/>
    </style:style>
    <style:style style:name="P33" style:family="paragraph" style:parent-style-name="Standard">
      <style:text-properties fo:language="en" fo:country="CA" fo:font-style="normal" officeooo:rsid="001868b5" officeooo:paragraph-rsid="0022c8cc" style:language-asian="en" style:country-asian="CA" style:font-style-asian="normal" style:font-style-complex="normal"/>
    </style:style>
    <style:style style:name="P34" style:family="paragraph" style:parent-style-name="Standard">
      <style:text-properties fo:language="en" fo:country="CA" fo:font-style="normal" officeooo:rsid="001e8cc3" officeooo:paragraph-rsid="001e8cc3" style:language-asian="en" style:country-asian="CA" style:font-style-asian="normal" style:font-style-complex="normal"/>
    </style:style>
    <style:style style:name="P35" style:family="paragraph" style:parent-style-name="Standard">
      <style:text-properties fo:language="en" fo:country="CA" fo:font-style="normal" officeooo:rsid="0024e82a" officeooo:paragraph-rsid="0022c8cc" style:language-asian="en" style:country-asian="CA" style:font-style-asian="normal" style:font-style-complex="normal"/>
    </style:style>
    <style:style style:name="P36" style:family="paragraph" style:parent-style-name="Standard">
      <style:text-properties fo:language="en" fo:country="CA" fo:font-style="normal" officeooo:rsid="0024e82a" officeooo:paragraph-rsid="0024e82a" style:language-asian="en" style:country-asian="CA" style:font-style-asian="normal" style:font-style-complex="normal"/>
    </style:style>
    <style:style style:name="P37" style:family="paragraph" style:parent-style-name="Standard">
      <style:text-properties officeooo:paragraph-rsid="001ba3c3"/>
    </style:style>
    <style:style style:name="P38" style:family="paragraph" style:parent-style-name="Standard">
      <style:text-properties officeooo:rsid="0052bca6"/>
    </style:style>
    <style:style style:name="P39" style:family="paragraph" style:parent-style-name="Standard">
      <style:paragraph-properties fo:text-align="center" style:justify-single-word="false" fo:break-before="page"/>
      <style:text-properties style:font-name="Calibri3" fo:font-weight="bold" officeooo:paragraph-rsid="000f6b11" style:font-weight-asian="bold"/>
    </style:style>
    <style:style style:name="P40" style:family="paragraph" style:parent-style-name="Text_20_body">
      <style:text-properties fo:font-style="normal" officeooo:rsid="0028eb2c" officeooo:paragraph-rsid="0028eb2c" style:font-style-asian="normal" style:font-style-complex="normal"/>
    </style:style>
    <style:style style:name="P41" style:family="paragraph" style:parent-style-name="Text_20_body">
      <style:text-properties officeooo:rsid="0028eb2c" officeooo:paragraph-rsid="0028eb2c"/>
    </style:style>
    <style:style style:name="P42" style:family="paragraph" style:parent-style-name="Text_20_body">
      <style:text-properties officeooo:rsid="0028eb2c" officeooo:paragraph-rsid="002aa3c3"/>
    </style:style>
    <style:style style:name="P43" style:family="paragraph" style:parent-style-name="Text_20_body">
      <style:text-properties officeooo:rsid="0028eb2c" officeooo:paragraph-rsid="002d93f9"/>
    </style:style>
    <style:style style:name="P44" style:family="paragraph" style:parent-style-name="Text_20_body">
      <style:text-properties officeooo:rsid="002c3d4d" officeooo:paragraph-rsid="002c3d4d"/>
    </style:style>
    <style:style style:name="P45" style:family="paragraph" style:parent-style-name="Text_20_body">
      <style:text-properties officeooo:rsid="002d93f9" officeooo:paragraph-rsid="002d93f9"/>
    </style:style>
    <style:style style:name="P46" style:family="paragraph" style:parent-style-name="Text_20_body">
      <style:text-properties officeooo:paragraph-rsid="002c3d4d"/>
    </style:style>
    <style:style style:name="P47" style:family="paragraph" style:parent-style-name="Text_20_body">
      <style:text-properties officeooo:rsid="002eef4c" officeooo:paragraph-rsid="002eef4c"/>
    </style:style>
    <style:style style:name="P48" style:family="paragraph" style:parent-style-name="Text_20_body">
      <style:text-properties officeooo:rsid="002eef4c" officeooo:paragraph-rsid="002f2959"/>
    </style:style>
    <style:style style:name="P49" style:family="paragraph" style:parent-style-name="Text_20_body">
      <style:text-properties officeooo:paragraph-rsid="002f2959"/>
    </style:style>
    <style:style style:name="P50" style:family="paragraph" style:parent-style-name="Text_20_body">
      <style:text-properties officeooo:rsid="00328204" officeooo:paragraph-rsid="002f2959"/>
    </style:style>
    <style:style style:name="P51" style:family="paragraph" style:parent-style-name="Text_20_body">
      <style:text-properties officeooo:rsid="00380ff5" officeooo:paragraph-rsid="00328204"/>
    </style:style>
    <style:style style:name="P52" style:family="paragraph" style:parent-style-name="Text_20_body">
      <style:text-properties officeooo:paragraph-rsid="003b438f"/>
    </style:style>
    <style:style style:name="P53" style:family="paragraph" style:parent-style-name="Text_20_body">
      <style:text-properties officeooo:rsid="003dee44" officeooo:paragraph-rsid="003dee44"/>
    </style:style>
    <style:style style:name="P54" style:family="paragraph" style:parent-style-name="Text_20_body">
      <style:text-properties officeooo:rsid="00417222" officeooo:paragraph-rsid="00417222"/>
    </style:style>
    <style:style style:name="P55" style:family="paragraph" style:parent-style-name="Text_20_body">
      <style:text-properties officeooo:rsid="00417222" officeooo:paragraph-rsid="00477b4a"/>
    </style:style>
    <style:style style:name="P56" style:family="paragraph" style:parent-style-name="Text_20_body">
      <style:text-properties officeooo:rsid="00417222" officeooo:paragraph-rsid="004f329e"/>
    </style:style>
    <style:style style:name="P57" style:family="paragraph" style:parent-style-name="Text_20_body">
      <style:text-properties officeooo:rsid="004350e2" officeooo:paragraph-rsid="004350e2"/>
    </style:style>
    <style:style style:name="P58" style:family="paragraph" style:parent-style-name="Text_20_body">
      <style:text-properties officeooo:rsid="004350e2" officeooo:paragraph-rsid="004f329e"/>
    </style:style>
    <style:style style:name="P59" style:family="paragraph" style:parent-style-name="Text_20_body">
      <style:text-properties officeooo:rsid="0044e0dd" officeooo:paragraph-rsid="0044e0dd"/>
    </style:style>
    <style:style style:name="P60" style:family="paragraph" style:parent-style-name="Text_20_body">
      <style:text-properties officeooo:rsid="00461366" officeooo:paragraph-rsid="00461366"/>
    </style:style>
    <style:style style:name="P61" style:family="paragraph" style:parent-style-name="Text_20_body">
      <style:text-properties officeooo:rsid="00477b4a" officeooo:paragraph-rsid="00477b4a"/>
    </style:style>
    <style:style style:name="P62" style:family="paragraph" style:parent-style-name="Text_20_body">
      <style:text-properties officeooo:rsid="00477b4a" officeooo:paragraph-rsid="00489e3c"/>
    </style:style>
    <style:style style:name="P63" style:family="paragraph" style:parent-style-name="Text_20_body">
      <style:text-properties officeooo:rsid="00489e3c" officeooo:paragraph-rsid="00489e3c"/>
    </style:style>
    <style:style style:name="P64" style:family="paragraph" style:parent-style-name="Text_20_body">
      <style:text-properties officeooo:rsid="004b7e3d" officeooo:paragraph-rsid="004b7e3d"/>
    </style:style>
    <style:style style:name="P65" style:family="paragraph" style:parent-style-name="Text_20_body">
      <style:text-properties officeooo:rsid="004dbc62" officeooo:paragraph-rsid="0050fe68"/>
    </style:style>
    <style:style style:name="P66" style:family="paragraph" style:parent-style-name="Text_20_body">
      <style:text-properties officeooo:rsid="004dbc62" officeooo:paragraph-rsid="00526f79"/>
    </style:style>
    <style:style style:name="P67" style:family="paragraph" style:parent-style-name="Text_20_body">
      <style:text-properties officeooo:rsid="002f2959" officeooo:paragraph-rsid="002f2959"/>
    </style:style>
    <style:style style:name="P68" style:family="paragraph" style:parent-style-name="Text_20_body">
      <style:text-properties officeooo:rsid="0050fe68" officeooo:paragraph-rsid="002f2959"/>
    </style:style>
    <style:style style:name="P69" style:family="paragraph" style:parent-style-name="Text_20_body">
      <style:text-properties officeooo:rsid="0050fe68" officeooo:paragraph-rsid="0050fe68"/>
    </style:style>
    <style:style style:name="P70" style:family="paragraph" style:parent-style-name="Text_20_body">
      <style:text-properties officeooo:paragraph-rsid="0050fe68"/>
    </style:style>
    <style:style style:name="P71" style:family="paragraph" style:parent-style-name="Text_20_body">
      <style:text-properties officeooo:rsid="0052bca6" officeooo:paragraph-rsid="0052bca6"/>
    </style:style>
    <style:style style:name="P72" style:family="paragraph" style:parent-style-name="Text_20_body">
      <style:text-properties officeooo:rsid="0052bca6" officeooo:paragraph-rsid="005461ed"/>
    </style:style>
    <style:style style:name="P73" style:family="paragraph" style:parent-style-name="Title">
      <style:paragraph-properties fo:margin-top="0cm" fo:margin-bottom="0.706cm" loext:contextual-spacing="false"/>
      <style:text-properties fo:font-size="20pt" officeooo:rsid="001e8cc3" officeooo:paragraph-rsid="001e8cc3" style:font-size-asian="20pt"/>
    </style:style>
    <style:style style:name="P74" style:family="paragraph" style:parent-style-name="Table_20_Text_20_small">
      <style:text-properties style:font-name="Calibri3" fo:font-style="normal" officeooo:rsid="00526f79" officeooo:paragraph-rsid="00526f79" style:font-style-asian="normal" style:font-style-complex="normal"/>
    </style:style>
    <style:style style:name="P75" style:family="paragraph" style:parent-style-name="Table_20_Text_20_small">
      <style:text-properties style:font-name="Calibri3" fo:font-style="normal" officeooo:rsid="0052bca6" officeooo:paragraph-rsid="0052bca6" style:font-style-asian="normal" style:font-style-complex="normal"/>
    </style:style>
    <style:style style:name="P76" style:family="paragraph" style:parent-style-name="Text_20_body">
      <style:paragraph-properties fo:text-align="center" style:justify-single-word="false" fo:keep-together="always" fo:keep-with-next="always"/>
      <style:text-properties style:font-name="Calibri3" fo:font-weight="bold" officeooo:rsid="00526f79" officeooo:paragraph-rsid="00526f79" style:font-weight-asian="bold"/>
    </style:style>
    <style:style style:name="P77" style:family="paragraph" style:parent-style-name="Text_20_body">
      <style:paragraph-properties fo:text-align="center" style:justify-single-word="false" fo:keep-together="always" fo:keep-with-next="always"/>
      <style:text-properties style:font-name="Calibri3" fo:font-weight="bold" officeooo:rsid="0052bca6" officeooo:paragraph-rsid="0052bca6" style:font-weight-asian="bold"/>
    </style:style>
    <style:style style:name="P78" style:family="paragraph" style:parent-style-name="Standard">
      <style:paragraph-properties fo:text-align="start" style:justify-single-word="false" style:snap-to-layout-grid="false"/>
      <style:text-properties style:font-name="Calibri3" fo:font-size="10pt" officeooo:rsid="005636a7" officeooo:paragraph-rsid="005636a7" style:font-size-asian="10pt"/>
    </style:style>
    <style:style style:name="P79" style:family="paragraph" style:parent-style-name="Standard">
      <style:paragraph-properties fo:text-align="center" style:justify-single-word="false" style:snap-to-layout-grid="false"/>
      <style:text-properties style:font-name="Calibri3" fo:font-size="10pt" fo:font-weight="bold" officeooo:rsid="00328204" officeooo:paragraph-rsid="005636a7" style:font-size-asian="10pt" style:font-weight-asian="bold" style:font-weight-complex="bold"/>
    </style:style>
    <style:style style:name="P80" style:family="paragraph" style:parent-style-name="Table_20_Text_20_small">
      <style:text-properties style:font-name="Calibri3" fo:font-style="normal" officeooo:rsid="00526f79" style:font-style-asian="normal" style:font-style-complex="normal"/>
    </style:style>
    <style:style style:name="P81" style:family="paragraph" style:parent-style-name="TOCEntry" style:master-page-name="Converted1">
      <style:paragraph-properties style:page-number="auto"/>
      <style:text-properties officeooo:rsid="0022c8cc" officeooo:paragraph-rsid="0022c8cc"/>
    </style:style>
    <style:style style:name="P82" style:family="paragraph" style:parent-style-name="line" style:master-page-name="First_20_Page">
      <style:paragraph-properties style:page-number="1"/>
    </style:style>
    <style:style style:name="P83" style:family="paragraph" style:parent-style-name="Heading_20_2" style:list-style-name="WWNum4">
      <style:text-properties officeooo:rsid="001ba3c3" officeooo:paragraph-rsid="001ba3c3"/>
    </style:style>
    <style:style style:name="P84" style:family="paragraph" style:parent-style-name="Heading_20_2" style:list-style-name="WWNum4">
      <style:text-properties officeooo:rsid="001e3bf0" officeooo:paragraph-rsid="001e3bf0"/>
    </style:style>
    <style:style style:name="P85" style:family="paragraph" style:parent-style-name="Heading_20_2" style:list-style-name="WWNum4">
      <style:text-properties officeooo:rsid="0028eb2c" officeooo:paragraph-rsid="0028eb2c"/>
    </style:style>
    <style:style style:name="P86" style:family="paragraph" style:parent-style-name="Heading_20_2" style:list-style-name="WWNum4">
      <style:text-properties officeooo:rsid="002eef4c" officeooo:paragraph-rsid="002eef4c"/>
    </style:style>
    <style:style style:name="P87" style:family="paragraph" style:parent-style-name="Heading_20_2" style:list-style-name="WWNum4">
      <style:text-properties officeooo:rsid="0039c4f7" officeooo:paragraph-rsid="0039c4f7"/>
    </style:style>
    <style:style style:name="P88" style:family="paragraph" style:parent-style-name="Heading_20_2" style:list-style-name="WWNum4">
      <style:text-properties officeooo:rsid="0039c4f7" officeooo:paragraph-rsid="004ca180"/>
    </style:style>
    <style:style style:name="P89" style:family="paragraph" style:parent-style-name="Heading_20_2" style:list-style-name="WWNum4">
      <style:text-properties officeooo:rsid="005461ed" officeooo:paragraph-rsid="005461ed"/>
    </style:style>
    <style:style style:name="P90" style:family="paragraph" style:parent-style-name="Heading_20_2" style:list-style-name="WWNum4">
      <style:text-properties officeooo:rsid="00526f79" officeooo:paragraph-rsid="00526f79"/>
    </style:style>
    <style:style style:name="P91" style:family="paragraph" style:parent-style-name="Heading_20_1" style:list-style-name="WWNum4">
      <style:paragraph-properties fo:line-height="100%"/>
      <style:text-properties officeooo:rsid="00526f79" officeooo:paragraph-rsid="00526f79"/>
    </style:style>
    <style:style style:name="P92" style:family="paragraph" style:parent-style-name="Heading_20_1" style:list-style-name="">
      <style:paragraph-properties fo:margin-left="0cm" fo:margin-right="0cm" fo:text-indent="0cm" style:auto-text-indent="false"/>
      <style:text-properties style:font-name="Calibri3" officeooo:paragraph-rsid="000f6b11"/>
    </style:style>
    <style:style style:name="P93" style:family="paragraph" style:parent-style-name="Heading_20_1" style:list-style-name="WWNum4" style:master-page-name="Converted2">
      <style:paragraph-properties fo:line-height="100%" style:page-number="1"/>
      <style:text-properties officeooo:rsid="001a65ca" officeooo:paragraph-rsid="001a65ca"/>
    </style:style>
    <style:style style:name="P94" style:family="paragraph" style:parent-style-name="Heading_20_1" style:list-style-name="WWNum4" style:master-page-name="">
      <loext:graphic-properties draw:fill="none"/>
      <style:paragraph-properties fo:margin-left="0.801cm" fo:margin-right="0cm" fo:margin-top="0.42cm" fo:margin-bottom="0.42cm" loext:contextual-spacing="false" fo:line-height="100%" fo:text-align="start" style:justify-single-word="false" fo:orphans="2" fo:widows="2" fo:text-indent="-0.801cm" style:auto-text-indent="false" style:page-number="auto" fo:keep-with-next="always" style:writing-mode="lr-tb"/>
      <style:text-properties officeooo:rsid="00380ff5" officeooo:paragraph-rsid="00380ff5"/>
    </style:style>
    <style:style style:name="P95" style:family="paragraph" style:parent-style-name="Text_20_body">
      <style:text-properties fo:font-style="normal" officeooo:rsid="0050fe68" officeooo:paragraph-rsid="0050fe68" style:font-style-asian="normal" style:font-style-complex="normal"/>
    </style:style>
    <style:style style:name="P96" style:family="paragraph" style:parent-style-name="Text_20_body">
      <style:text-properties fo:font-style="normal" officeooo:rsid="0050fe68" officeooo:paragraph-rsid="005461ed" style:font-style-asian="normal" style:font-style-complex="normal"/>
    </style:style>
    <style:style style:name="P97" style:family="paragraph" style:parent-style-name="Text_20_body">
      <style:text-properties fo:font-style="normal" officeooo:rsid="00526f79" officeooo:paragraph-rsid="00526f79" style:font-style-asian="normal" style:font-style-complex="normal"/>
    </style:style>
    <style:style style:name="P98" style:family="paragraph" style:parent-style-name="Text_20_body">
      <style:paragraph-properties fo:text-align="center" style:justify-single-word="false" fo:keep-together="always" fo:keep-with-next="always"/>
      <style:text-properties style:font-name="Calibri3" fo:font-weight="bold" officeooo:rsid="00526f79" style:font-weight-asian="bold"/>
    </style:style>
    <style:style style:name="T1" style:family="text">
      <style:text-properties officeooo:rsid="002cc522"/>
    </style:style>
    <style:style style:name="T2" style:family="text">
      <style:text-properties officeooo:rsid="002c24ea"/>
    </style:style>
    <style:style style:name="T3" style:family="text">
      <style:text-properties officeooo:rsid="001a65ca"/>
    </style:style>
    <style:style style:name="T4" style:family="text">
      <style:text-properties officeooo:rsid="001e8cc3"/>
    </style:style>
    <style:style style:name="T5" style:family="text">
      <style:text-properties fo:font-style="normal" style:font-style-asian="normal"/>
    </style:style>
    <style:style style:name="T6" style:family="text">
      <style:text-properties fo:font-style="normal" style:font-style-asian="normal" style:font-style-complex="normal"/>
    </style:style>
    <style:style style:name="T7" style:family="text">
      <style:text-properties fo:font-style="normal" officeooo:rsid="001b9c20" style:font-style-asian="normal" style:font-style-complex="normal"/>
    </style:style>
    <style:style style:name="T8" style:family="text">
      <style:text-properties fo:font-style="normal" officeooo:rsid="001868b5" style:font-style-asian="normal" style:font-style-complex="normal"/>
    </style:style>
    <style:style style:name="T9" style:family="text">
      <style:text-properties fo:font-style="normal" officeooo:rsid="001d39cb" style:font-style-asian="normal" style:font-style-complex="normal"/>
    </style:style>
    <style:style style:name="T10" style:family="text">
      <style:text-properties fo:font-style="normal" officeooo:rsid="001d59ad" style:font-style-asian="normal" style:font-style-complex="normal"/>
    </style:style>
    <style:style style:name="T11" style:family="text">
      <style:text-properties fo:font-style="normal" officeooo:rsid="001e8cc3" style:font-style-asian="normal" style:font-style-complex="normal"/>
    </style:style>
    <style:style style:name="T12" style:family="text">
      <style:text-properties fo:font-style="normal" officeooo:rsid="0024440c" style:font-style-asian="normal" style:font-style-complex="normal"/>
    </style:style>
    <style:style style:name="T13" style:family="text">
      <style:text-properties fo:font-style="normal" officeooo:rsid="0024e82a" style:font-style-asian="normal" style:font-style-complex="normal"/>
    </style:style>
    <style:style style:name="T14" style:family="text">
      <style:text-properties fo:font-style="normal" officeooo:rsid="003b438f" style:font-style-asian="normal" style:font-style-complex="normal"/>
    </style:style>
    <style:style style:name="T15" style:family="text">
      <style:text-properties fo:font-style="normal" officeooo:rsid="004f329e" style:font-style-asian="normal" style:font-style-complex="normal"/>
    </style:style>
    <style:style style:name="T16" style:family="text">
      <style:text-properties fo:font-style="normal" officeooo:rsid="0050fe68" style:font-style-asian="normal" style:font-style-complex="normal"/>
    </style:style>
    <style:style style:name="T17" style:family="text">
      <style:text-properties fo:font-style="normal" officeooo:rsid="0052678e" style:font-style-asian="normal" style:font-style-complex="normal"/>
    </style:style>
    <style:style style:name="T18" style:family="text">
      <style:text-properties fo:font-style="normal" officeooo:rsid="00526f79" style:font-style-asian="normal" style:font-style-complex="normal"/>
    </style:style>
    <style:style style:name="T19" style:family="text">
      <style:text-properties fo:font-style="normal" officeooo:rsid="0024e82a" style:font-style-asian="normal"/>
    </style:style>
    <style:style style:name="T20" style:family="text">
      <style:text-properties fo:font-style="normal" officeooo:rsid="0025d877" style:font-style-asian="normal"/>
    </style:style>
    <style:style style:name="T21" style:family="text">
      <style:text-properties fo:font-style="normal" officeooo:rsid="002776f4" style:font-style-asian="normal"/>
    </style:style>
    <style:style style:name="T22" style:family="text">
      <style:text-properties fo:font-style="normal" officeooo:rsid="0028201a" style:font-style-asian="normal"/>
    </style:style>
    <style:style style:name="T23" style:family="text">
      <style:text-properties officeooo:rsid="0030b718"/>
    </style:style>
    <style:style style:name="T24" style:family="text">
      <style:text-properties fo:font-size="10pt" style:font-size-asian="10pt"/>
    </style:style>
    <style:style style:name="T25" style:family="text">
      <style:text-properties fo:font-size="10pt" fo:font-weight="bold" style:font-size-asian="10pt" style:font-weight-asian="bold"/>
    </style:style>
    <style:style style:name="T26" style:family="text">
      <style:text-properties officeooo:rsid="0024ec3e"/>
    </style:style>
    <style:style style:name="T27" style:family="text">
      <style:text-properties officeooo:rsid="00217078"/>
    </style:style>
    <style:style style:name="T28" style:family="text">
      <style:text-properties officeooo:rsid="002f0643"/>
    </style:style>
    <style:style style:name="T29" style:family="text">
      <style:text-properties officeooo:rsid="002bb753"/>
    </style:style>
    <style:style style:name="T30" style:family="text">
      <style:text-properties style:font-style-complex="italic"/>
    </style:style>
    <style:style style:name="T31" style:family="text">
      <style:text-properties officeooo:rsid="001868b5" style:font-style-complex="italic"/>
    </style:style>
    <style:style style:name="T32" style:family="text">
      <style:text-properties officeooo:rsid="0020cefd"/>
    </style:style>
    <style:style style:name="T33" style:family="text">
      <style:text-properties officeooo:rsid="0022c8cc"/>
    </style:style>
    <style:style style:name="T34" style:family="text">
      <style:text-properties fo:font-style="italic" style:font-style-asian="italic" style:font-style-complex="italic"/>
    </style:style>
    <style:style style:name="T35" style:family="text">
      <style:text-properties fo:font-style="italic" officeooo:rsid="003b438f" style:font-style-asian="italic" style:font-style-complex="italic"/>
    </style:style>
    <style:style style:name="T36" style:family="text">
      <style:text-properties fo:font-style="italic" officeooo:rsid="004f329e" style:font-style-asian="italic" style:font-style-complex="italic"/>
    </style:style>
    <style:style style:name="T37" style:family="text">
      <style:text-properties fo:font-style="italic" officeooo:rsid="0050fe68" style:font-style-asian="italic" style:font-style-complex="italic"/>
    </style:style>
    <style:style style:name="T38" style:family="text">
      <style:text-properties officeooo:rsid="002aa3c3"/>
    </style:style>
    <style:style style:name="T39" style:family="text">
      <style:text-properties officeooo:rsid="002c3d4d"/>
    </style:style>
    <style:style style:name="T40" style:family="text">
      <style:text-properties officeooo:rsid="002eef4c"/>
    </style:style>
    <style:style style:name="T41" style:family="text">
      <style:text-properties officeooo:rsid="00304b68"/>
    </style:style>
    <style:style style:name="T42" style:family="text">
      <style:text-properties officeooo:rsid="00310579"/>
    </style:style>
    <style:style style:name="T43" style:family="text">
      <style:text-properties officeooo:rsid="0034c23f"/>
    </style:style>
    <style:style style:name="T44" style:family="text">
      <style:text-properties officeooo:rsid="00364be0"/>
    </style:style>
    <style:style style:name="T45" style:family="text">
      <style:text-properties officeooo:rsid="003b438f"/>
    </style:style>
    <style:style style:name="T46" style:family="text">
      <style:text-properties officeooo:rsid="003f3259"/>
    </style:style>
    <style:style style:name="T47" style:family="text">
      <style:text-properties officeooo:rsid="00461366"/>
    </style:style>
    <style:style style:name="T48" style:family="text">
      <style:text-properties officeooo:rsid="00477b4a"/>
    </style:style>
    <style:style style:name="T49" style:family="text">
      <style:text-properties officeooo:rsid="0047e93c"/>
    </style:style>
    <style:style style:name="T50" style:family="text">
      <style:text-properties officeooo:rsid="00489e3c"/>
    </style:style>
    <style:style style:name="T51" style:family="text">
      <style:text-properties officeooo:rsid="004a4e86"/>
    </style:style>
    <style:style style:name="T52" style:family="text">
      <style:text-properties officeooo:rsid="004ca180"/>
    </style:style>
    <style:style style:name="T53" style:family="text">
      <style:text-properties officeooo:rsid="004f329e"/>
    </style:style>
    <style:style style:name="T54" style:family="text">
      <style:text-properties officeooo:rsid="0034180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6">Document de vision</text:p>
      <text:p text:style-name="P73">pour</text:p>
      <text:p text:style-name="P7">Extraction d'Image CTEC</text:p>
      <text:p text:style-name="ByLine">Version 1.0<text:span text:style-name="T43">2</text:span></text:p>
      <text:p text:style-name="P8"><text:span text:style-name="T23">P</text:span>réparé par François-Guy Gallant</text:p>
      <text:p text:style-name="P8"><text:span text:style-name="T23">Projet </text:span>LOG-792 ÉTS, été 2016</text:p>
      <text:p text:style-name="P9">Dernière révision 2016-06-0<text:span text:style-name="T43">8</text:span></text:p>
      <text:p text:style-name="P81"><text:bookmark-start text:name="_Toc356192831"/>T<text:bookmark-end text:name="_Toc356192831"/>able des matières<text:bookmark-start text:name="_Toc416530762"/></text:p>
      <text:p text:style-name="Standard"/>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p text:style-name="P5"><text:a xlink:type="simple" xlink:href="#__RefHeading___Toc2860_1073819089" text:style-name="Index_20_Link" text:visited-style-name="Index_20_Link">1.Requis d'affaires<text:tab/>1</text:a></text:p>
          <text:p text:style-name="P4"><text:a xlink:type="simple" xlink:href="#__RefHeading___Toc2862_1073819089" text:style-name="Index_20_Link" text:visited-style-name="Index_20_Link">1.1.Situation courante<text:tab/>1</text:a></text:p>
          <text:p text:style-name="P4"><text:a xlink:type="simple" xlink:href="#__RefHeading___Toc2864_1073819089" text:style-name="Index_20_Link" text:visited-style-name="Index_20_Link">1.2.Opportunité d'affaires<text:tab/>1</text:a></text:p>
          <text:p text:style-name="P4"><text:a xlink:type="simple" xlink:href="#__RefHeading___Toc2866_1073819089" text:style-name="Index_20_Link" text:visited-style-name="Index_20_Link">1.3.Business Objectives<text:tab/>1</text:a></text:p>
          <text:p text:style-name="P4"><text:a xlink:type="simple" xlink:href="#__RefHeading___Toc2868_1073819089" text:style-name="Index_20_Link" text:visited-style-name="Index_20_Link">1.4.Success Metrics<text:tab/>1</text:a></text:p>
          <text:p text:style-name="P4"><text:a xlink:type="simple" xlink:href="#__RefHeading___Toc2870_1073819089" text:style-name="Index_20_Link" text:visited-style-name="Index_20_Link">1.5.Vision Statement<text:tab/>1</text:a></text:p>
          <text:p text:style-name="P4"><text:a xlink:type="simple" xlink:href="#__RefHeading___Toc2872_1073819089" text:style-name="Index_20_Link" text:visited-style-name="Index_20_Link">1.6.Business Risks<text:tab/>2</text:a></text:p>
          <text:p text:style-name="P4"><text:a xlink:type="simple" xlink:href="#__RefHeading___Toc2874_1073819089" text:style-name="Index_20_Link" text:visited-style-name="Index_20_Link">1.7.Business Assumptions and Dependencies<text:tab/>2</text:a></text:p>
          <text:p text:style-name="P5"><text:a xlink:type="simple" xlink:href="#__RefHeading___Toc2876_1073819089" text:style-name="Index_20_Link" text:visited-style-name="Index_20_Link">2.Scope and Limitations<text:tab/>2</text:a></text:p>
          <text:p text:style-name="P4"><text:a xlink:type="simple" xlink:href="#__RefHeading___Toc2878_1073819089" text:style-name="Index_20_Link" text:visited-style-name="Index_20_Link">2.1.Major Features<text:tab/>2</text:a></text:p>
          <text:p text:style-name="P4"><text:a xlink:type="simple" xlink:href="#__RefHeading___Toc2880_1073819089" text:style-name="Index_20_Link" text:visited-style-name="Index_20_Link">2.2.Scope of Initial Release<text:tab/>2</text:a></text:p>
          <text:p text:style-name="P4"><text:a xlink:type="simple" xlink:href="#__RefHeading___Toc2882_1073819089" text:style-name="Index_20_Link" text:visited-style-name="Index_20_Link">2.3.Scope of Subsequent Releases<text:tab/>2</text:a></text:p>
          <text:p text:style-name="P4"><text:a xlink:type="simple" xlink:href="#__RefHeading___Toc2884_1073819089" text:style-name="Index_20_Link" text:visited-style-name="Index_20_Link">2.4.Limitations and Exclusions<text:tab/>2</text:a></text:p>
          <text:p text:style-name="P5"><text:a xlink:type="simple" xlink:href="#__RefHeading___Toc2886_1073819089" text:style-name="Index_20_Link" text:visited-style-name="Index_20_Link">3.Business Context<text:tab/>2</text:a></text:p>
          <text:p text:style-name="P4"><text:a xlink:type="simple" xlink:href="#__RefHeading___Toc2888_1073819089" text:style-name="Index_20_Link" text:visited-style-name="Index_20_Link">3.1.Stakeholder Profiles<text:tab/>3</text:a></text:p>
          <text:p text:style-name="P4"><text:a xlink:type="simple" xlink:href="#__RefHeading___Toc2890_1073819089" text:style-name="Index_20_Link" text:visited-style-name="Index_20_Link">3.2.Project Priorities<text:tab/>3</text:a></text:p>
          <text:p text:style-name="P4"><text:a xlink:type="simple" xlink:href="#__RefHeading___Toc2892_1073819089" text:style-name="Index_20_Link" text:visited-style-name="Index_20_Link">3.3.Deployment Considerations<text:tab/>4</text:a></text:p>
        </text:index-body>
      </text:table-of-content>
      <text:p text:style-name="Standard"/>
      <text:p text:style-name="Standard"/>
      <text:p text:style-name="Standard"/>
      <text:p text:style-name="P39">Suivi des changements</text:p>
      <text:p text:style-name="P13"><text:span text:style-name="T24">*</text:span><text:span text:style-name="T25">A</text:span><text:span text:style-name="T24"> – Ajouté <text:s text:c="2"/></text:span><text:span text:style-name="T25">M</text:span><text:span text:style-name="T24"> – Modifié <text:s text:c="3"/></text:span><text:span text:style-name="T25">S</text:span><text:span text:style-name="T24"> – Supprimé</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NUMÉRO</text:p>
            <text:p text:style-name="P10">DE VERSION</text:p>
          </table:table-cell>
          <table:table-cell table:style-name="Table1.B1" office:value-type="string">
            <text:p text:style-name="P10">DATE</text:p>
            <text:p text:style-name="P10">aaaa-mm-jj</text:p>
          </table:table-cell>
          <table:table-cell table:style-name="Table1.B1" office:value-type="string">
            <text:p text:style-name="P10">NUMÉRO DE FIGURE, TABLE OU SECTION</text:p>
          </table:table-cell>
          <table:table-cell table:style-name="Table1.B1" office:value-type="string">
            <text:p text:style-name="P10">A*<text:line-break/>M<text:line-break/>S</text:p>
          </table:table-cell>
          <table:table-cell table:style-name="Table1.E1" office:value-type="string">
            <text:p text:style-name="P10">BRÈVE DESCRIPTION</text:p>
            <text:p text:style-name="P10">DU CHANGEMENT</text:p>
          </table:table-cell>
        </table:table-row>
        <table:table-row table:style-name="Table1.1">
          <table:table-cell table:style-name="Table1.A2" office:value-type="string">
            <text:p text:style-name="P23">1.0<text:span text:style-name="T26">0</text:span></text:p>
          </table:table-cell>
          <table:table-cell table:style-name="Table1.B2" office:value-type="string">
            <text:p text:style-name="P16">2016-<text:span text:style-name="T27">06-07</text:span></text:p>
          </table:table-cell>
          <table:table-cell table:style-name="Table1.B2" office:value-type="string">
            <text:p text:style-name="P19">Page titre, <text:span text:style-name="T28">diagramme de </text:span>suivi des changem<text:span text:style-name="T28">ents, en-têtes et bas de page</text:span></text:p>
          </table:table-cell>
          <table:table-cell table:style-name="Table1.B2" office:value-type="string">
            <text:p text:style-name="P24">M<text:span text:style-name="T32">A*</text:span></text:p>
          </table:table-cell>
          <table:table-cell table:style-name="Table1.E2" office:value-type="string">
            <text:p text:style-name="P19">Document pris à partir d'un gabarit sur ProcessImpact.com. <text:span text:style-name="T29">Conversion en format LibreOffice et t</text:span>raductions.</text:p>
            <text:p text:style-name="P20">Complétion de la section 1.1 Requis d'affaires / Situation courante</text:p>
          </table:table-cell>
        </table:table-row>
        <table:table-row table:style-name="Table1.1">
          <table:table-cell table:style-name="Table1.A3" office:value-type="string">
            <text:p text:style-name="P25">1.01</text:p>
          </table:table-cell>
          <table:table-cell table:style-name="Table1.B3" office:value-type="string">
            <text:p text:style-name="P17">2016-06-07</text:p>
          </table:table-cell>
          <table:table-cell table:style-name="Table1.B3" office:value-type="string">
            <text:p text:style-name="P18">1.2. Opportunité d'affaires<text:line-break/>1.3. Objectifs et métriques<text:line-break/>1.4. Déclaration de vision<text:line-break/>1.5. Risques.</text:p>
          </table:table-cell>
          <table:table-cell table:style-name="Table1.B3" office:value-type="string">
            <text:p text:style-name="P25">A*</text:p>
          </table:table-cell>
          <table:table-cell table:style-name="Table1.E3" office:value-type="string">
            <text:p text:style-name="P18">Ajout des sections.</text:p>
            <text:p text:style-name="P18"/>
            <text:p text:style-name="P18">La section 1.6 “Hypothèses et dépendances” du gabarit de Process Impact ne sera pas utilisée.</text:p>
          </table:table-cell>
        </table:table-row>
        <table:table-row table:style-name="Table1.1">
          <table:table-cell table:style-name="Table1.A3" office:value-type="string">
            <text:p text:style-name="P26">1.02</text:p>
          </table:table-cell>
          <table:table-cell table:style-name="Table1.B3" office:value-type="string">
            <text:p text:style-name="P22">2016-06-08</text:p>
          </table:table-cell>
          <table:table-cell table:style-name="Table1.B3" office:value-type="string">
            <text:p text:style-name="P78">2.1. Fonctionnalités générales</text:p>
            <text:p text:style-name="P78">2.2. Fonctionnalités reliées à la génération d'images</text:p>
            <text:p text:style-name="P78">2.3. Fonctionnalités reliées à la génération du fichier de données</text:p>
            <text:p text:style-name="P78">3.1. Parties prenantes</text:p>
            <text:p text:style-name="P78">3.2. Considérations d'environnement et langage</text:p>
          </table:table-cell>
          <table:table-cell table:style-name="Table1.B3" office:value-type="string">
            <text:p text:style-name="P79">A*</text:p>
          </table:table-cell>
          <table:table-cell table:style-name="Table1.E3" office:value-type="string">
            <text:p text:style-name="P78"><text:span text:style-name="T54">Ajout des sections.</text:span><text:line-break/><text:line-break/>Quelques sections du gabarit de Process Impact n'ont pas été utilisées.</text:p>
          </table:table-cell>
        </table:table-row>
        <table:table-row table:style-name="Table1.1">
          <table:table-cell table:style-name="Table1.A3" office:value-type="string">
            <text:p text:style-name="P15"/>
          </table:table-cell>
          <table:table-cell table:style-name="Table1.B3" office:value-type="string">
            <text:p text:style-name="P15"/>
          </table:table-cell>
          <table:table-cell table:style-name="Table1.B3" office:value-type="string">
            <text:p text:style-name="P21"/>
          </table:table-cell>
          <table:table-cell table:style-name="Table1.B3" office:value-type="string">
            <text:p text:style-name="P15"/>
          </table:table-cell>
          <table:table-cell table:style-name="Table1.E3" office:value-type="string">
            <text:p text:style-name="P21"/>
          </table:table-cell>
        </table:table-row>
        <table:table-row table:style-name="Table1.1">
          <table:table-cell table:style-name="Table1.A3" office:value-type="string">
            <text:p text:style-name="P15"/>
          </table:table-cell>
          <table:table-cell table:style-name="Table1.B3" office:value-type="string">
            <text:p text:style-name="P15"/>
          </table:table-cell>
          <table:table-cell table:style-name="Table1.B3" office:value-type="string">
            <text:p text:style-name="P21"/>
          </table:table-cell>
          <table:table-cell table:style-name="Table1.B3" office:value-type="string">
            <text:p text:style-name="P15"/>
          </table:table-cell>
          <table:table-cell table:style-name="Table1.E3" office:value-type="string">
            <text:p text:style-name="P21"/>
          </table:table-cell>
        </table:table-row>
        <table:table-row table:style-name="Table1.1">
          <table:table-cell table:style-name="Table1.A3" office:value-type="string">
            <text:p text:style-name="P15"/>
          </table:table-cell>
          <table:table-cell table:style-name="Table1.B3" office:value-type="string">
            <text:p text:style-name="P15"/>
          </table:table-cell>
          <table:table-cell table:style-name="Table1.B3" office:value-type="string">
            <text:p text:style-name="P21"/>
          </table:table-cell>
          <table:table-cell table:style-name="Table1.B3" office:value-type="string">
            <text:p text:style-name="P15"/>
          </table:table-cell>
          <table:table-cell table:style-name="Table1.E3" office:value-type="string">
            <text:p text:style-name="P21"/>
          </table:table-cell>
        </table:table-row>
        <table:table-row table:style-name="Table1.1">
          <table:table-cell table:style-name="Table1.A3" office:value-type="string">
            <text:p text:style-name="P15"/>
          </table:table-cell>
          <table:table-cell table:style-name="Table1.B3" office:value-type="string">
            <text:p text:style-name="P15"/>
          </table:table-cell>
          <table:table-cell table:style-name="Table1.B3" office:value-type="string">
            <text:p text:style-name="P21"/>
          </table:table-cell>
          <table:table-cell table:style-name="Table1.B3" office:value-type="string">
            <text:p text:style-name="P15"/>
          </table:table-cell>
          <table:table-cell table:style-name="Table1.E3" office:value-type="string">
            <text:p text:style-name="P21"/>
          </table:table-cell>
        </table:table-row>
        <table:table-row table:style-name="Table1.1">
          <table:table-cell table:style-name="Table1.A9" office:value-type="string">
            <text:p text:style-name="P15"/>
          </table:table-cell>
          <table:table-cell table:style-name="Table1.B9" office:value-type="string">
            <text:p text:style-name="P15"/>
          </table:table-cell>
          <table:table-cell table:style-name="Table1.B9" office:value-type="string">
            <text:p text:style-name="P21"/>
          </table:table-cell>
          <table:table-cell table:style-name="Table1.B9" office:value-type="string">
            <text:p text:style-name="P15"/>
          </table:table-cell>
          <table:table-cell table:style-name="Table1.E9" office:value-type="string">
            <text:p text:style-name="P21"/>
          </table:table-cell>
        </table:table-row>
      </table:table>
      <text:h text:style-name="P92" text:outline-level="1"><text:bookmark text:name="_Toc356192832"/><text:bookmark-end text:name="_Toc416530762"/></text:h>
      <text:list xml:id="list8606539579096094731" text:style-name="WWNum4">
        <text:list-item>
          <text:h text:style-name="P93" text:outline-level="1"><text:bookmark-start text:name="__RefHeading___Toc2860_1073819089"/><text:bookmark-start text:name="_Toc356192833"/>R<text:bookmark-end text:name="_Toc356192833"/>equis d'affaires<text:bookmark-end text:name="__RefHeading___Toc2860_1073819089"/></text:h>
          <text:list>
            <text:list-item>
              <text:h text:style-name="P83" text:outline-level="2"><text:bookmark-start text:name="_Toc356192834"/><text:bookmark-start text:name="__RefHeading___Toc2862_1073819089"/>S<text:bookmark-end text:name="_Toc356192834"/>ituation courante<text:bookmark-end text:name="__RefHeading___Toc2862_1073819089"/></text:h>
            </text:list-item>
          </text:list>
        </text:list-item>
      </text:list>
      <text:p text:style-name="P11">Note: <text:span text:style-name="T33">Le texte des deux premiers paragraphes de cette section se trouve dans leur intégrité dans </text:span>le rapport “PROPOSITION – Projet de fin d'études” remis le 20 mai 2016. </text:p>
      <text:p text:style-name="P27"/>
      <text:p text:style-name="P12">Note <text:span text:style-name="T42">2</text:span>: <text:span text:style-name="T41">Les compagnies, logiciels, ainsi que les besoins et situations utilisés tout au long du projet sont fictifs mais basés sur des faits réels. Les noms ont été changés.</text:span></text:p>
      <text:p text:style-name="P34"/>
      <text:p text:style-name="P28"><text:span text:style-name="T11">CTEC</text:span><text:span text:style-name="T8"> est une compagnie </text:span><text:span text:style-name="T10">(fictive) </text:span><text:span text:style-name="T8">faisant entre autres du traitement de documents </text:span><text:span text:style-name="T9">pour des clients</text:span><text:span text:style-name="T8">. Un client type est une compagnie qui envoie des factures à ses clients par la poste, et reçoit en retour les factures ainsi qu'un chèque attaché. Ce courrier est acheminé à </text:span><text:span text:style-name="T11">CTEC</text:span><text:span text:style-name="T8">, qui numérise les documents, vérifie que les montants sont bien payés, vérifie les numéros de compte, dépose les chèques à la banque et envoie un </text:span><text:span text:style-name="T7">ou plusieurs fichiers </text:span><text:span text:style-name="T8">de compte-rendu au client, nommé “</text:span><text:span text:style-name="T7">E</text:span><text:span text:style-name="T8">xtraction” (</text:span><text:span text:style-name="T31">extract</text:span><text:span text:style-name="T8">).</text:span><text:span text:style-name="T7"> Tout cela se fait à chaque ouvrable.</text:span></text:p>
      <text:p text:style-name="P32"/>
      <text:p text:style-name="P29"><text:span text:style-name="T6">Avec l'augmentation des tailles disque, les clients demandent de plus en plus que ces </text:span><text:span text:style-name="T7">fichiers de </text:span><text:span text:style-name="T6">compte-rendu incluent les images de certains chèques, certains documents, dans des formats particuliers, accompagnés de fichiers texte ou XML, etc.; ce qu'on appellons une “</text:span><text:span text:style-name="T7">E</text:span><text:span text:style-name="T6">xtraction d'</text:span><text:span text:style-name="T7">I</text:span><text:span text:style-name="T6">mage” (</text:span><text:span text:style-name="T30">image extract</text:span><text:span text:style-name="T6">).</text:span></text:p>
      <text:p text:style-name="P33"/>
      <text:p text:style-name="P29"><text:span text:style-name="T6">En ce moment, une solution sur mesure doit être programmée </text:span><text:span text:style-name="T12">par des développeurs, pour chaque client. Il y a de la réutilisation de code et du travail perdu à porter le code “custom” d'un client à l'autre. Par exemple, un client utilisera ClientXImageExtract.dll et un autre ClientYImageExtract.dll, mais plusieurs classes et fonctions à l'intérieur sont en fait </text:span><text:span text:style-name="T13">très près l'une de l'autre, à quelques configurations près</text:span><text:span text:style-name="T12">.</text:span></text:p>
      <text:p text:style-name="P35"/>
      <text:p text:style-name="P37"/>
      <text:list xml:id="list115632266491833" text:continue-numbering="true" text:style-name="WWNum4">
        <text:list-item>
          <text:list>
            <text:list-item>
              <text:h text:style-name="P84" text:outline-level="2"><text:bookmark-start text:name="_Toc356192835"/><text:bookmark-start text:name="__RefHeading___Toc2864_1073819089"/>O<text:bookmark-end text:name="_Toc356192835"/>pportunité d'affaires<text:bookmark-end text:name="__RefHeading___Toc2864_1073819089"/></text:h>
            </text:list-item>
          </text:list>
        </text:list-item>
      </text:list>
      <text:p text:style-name="P30"><text:span text:style-name="T5">Plutôt que de réutiliser du code </text:span><text:span text:style-name="T19">et créer des nouvelles librairies par client</text:span><text:span text:style-name="T5">, il serait </text:span><text:span text:style-name="T19">souhaitable</text:span><text:span text:style-name="T5"> d'avoir les fonctionnalités les plus </text:span><text:span text:style-name="T19">courantes dans une seule librairie qui serait utilisable par tous les clients.</text:span></text:p>
      <text:p text:style-name="P36"/>
      <text:p text:style-name="P36">L'important est de coder ces classes et fonctionnalités de manière très versatile et configurable, ce qui n'a jamais été fait auparavant. Par exemple, une fonctionnalité comme “fichier CSV avec données de chèque à l'intérieur” aurait auparavant été codée avec détails spécifiques à un client, de sorte qu'elle ne pourra jamais être réutilisée sans des modifications assez importantes. Nous voulons que ces détails, comme les noms de colonnes et la source des données, soient configurés dans une base de données.</text:p>
      <text:p text:style-name="P36"/>
      <text:p text:style-name="P31"><text:span text:style-name="T5">La facilité de configuration est un autre point important. CTEC utilise depuis plusieurs mois un logiciel maison avec interfaces graphiques pour faire de nombreuses configurations dans diverses parties du système. </text:span><text:span text:style-name="T22">Cette interface est utilisée par des opérateurs qui ont connaissances du domaine d'affaires, mais qui n'ont pas de connaissances en programmation. I</text:span><text:span text:style-name="T5">l faudra pouvoir configurer l'Extraction d'Image à travers cette interface.</text:span></text:p>
      <text:p text:style-name="P36"/>
      <text:p text:style-name="P31"><text:span text:style-name="T5">Une troisième facette du projet: les fichiers Extraction d'Image peuvent être très gros, et même quand ils sont entièrement constitués de texte, il est difficile pour un </text:span><text:span text:style-name="T20">être</text:span><text:span text:style-name="T5"> humain de les lire </text:span><text:soft-page-break/><text:span text:style-name="T5">dans notepad et vérifier l'intégrité de toutes les données. </text:span><text:span text:style-name="T20">Il faudra un programme pour lire les fichiers </text:span><text:span text:style-name="T21">et afficher données et images </text:span><text:span text:style-name="T22">convenablement.</text:span></text:p>
      <text:list xml:id="list115632287124074" text:continue-numbering="true" text:style-name="WWNum4">
        <text:list-item>
          <text:list>
            <text:list-item>
              <text:h text:style-name="P85" text:outline-level="2"><text:bookmark-start text:name="_Toc356192836"/><text:bookmark-start text:name="__RefHeading___Toc2866_1073819089"/>O<text:bookmark-end text:name="_Toc356192836"/>bjectifs <text:span text:style-name="T39">et métriques</text:span><text:bookmark-end text:name="__RefHeading___Toc2866_1073819089"/></text:h>
            </text:list-item>
          </text:list>
        </text:list-item>
      </text:list>
      <text:p text:style-name="P41">Les objectifs sont indiqués BO, pour le nom anglais <text:span text:style-name="T34">Business objectives.</text:span></text:p>
      <text:p text:style-name="P41"/>
      <text:p text:style-name="P40">À la fin du projet, on devra...</text:p>
      <text:p text:style-name="P41"/>
      <text:p text:style-name="P41">BO-01: Avoir une base avec laquelle créer la majorité des Extractions d'Image. Dans l'année suivant l'implantation de la nouvelle librairie, CTEC devra passer au moins 70% de ses nouvelles Extractions d'Image à travers ce module, sans besoin de créer de nouvelle librairie.</text:p>
      <text:p text:style-name="P41"/>
      <text:p text:style-name="P42">BO-02: Avoir une base sur laquelle il est facile d'ajouter des nouvelles fonctionnalités d'Extraction d'Image (nouveaux formats d'image, formats de texte ex. XML, etc). Durant l'année suivant l'implantation de la nouvelle librairie, <text:span text:style-name="T38">il y aura possiblement des Extractions d'Image qui ne peuvent pas être effectués avec la librairie dans son état à la ifn du projet; de ces Extractions, au moins la moitié devront être possibles en ajoutant des classes à la librairie.</text:span></text:p>
      <text:p text:style-name="P41"/>
      <text:p text:style-name="P44">BO-03: Pouvoir ouvrir <text:span text:style-name="T34">tout</text:span><text:span text:style-name="T6"> fichier créé avec la librairie dans un format facilement visible pour l'humain.</text:span></text:p>
      <text:p text:style-name="P46"/>
      <text:list xml:id="list115632758792083" text:continue-numbering="true" text:style-name="WWNum4">
        <text:list-item>
          <text:list>
            <text:list-item>
              <text:h text:style-name="P86" text:outline-level="2"><text:bookmark-start text:name="_Toc356192838"/><text:bookmark-start text:name="__RefHeading___Toc2870_1073819089"/>D<text:bookmark-end text:name="_Toc356192838"/>éclaration de vision<text:bookmark-end text:name="__RefHeading___Toc2870_1073819089"/></text:h>
            </text:list-item>
          </text:list>
        </text:list-item>
      </text:list>
      <text:p text:style-name="P45">La nouvelle librairie pour créer d'Extraction d'Image devra être un outil simple, robuste et facile d'utilisation. À la fin du projet, il faut que les employés puissent voir l'Extraction d'Image non pas comme un travail de développement logiciel comme en ce moment, mais comme un travail de configuration.</text:p>
      <text:p text:style-name="P45"/>
      <text:p text:style-name="P45">Il s'agit là d'un objectif bien subjectif, mais <text:span text:style-name="T40">l'idée</text:span> est que dans cinq ans, un nouveau développeur <text:span text:style-name="T40">pourra arriver dans la compagnie, voir cet outil</text:span>, et se dir<text:span text:style-name="T40">e</text:span> “je ne peux pas croire que les développeurs s'occuppaient de cela <text:span text:style-name="T40">à la main </text:span>avant”.</text:p>
      <text:p text:style-name="P43"/>
      <text:list xml:id="list115632489422521" text:continue-numbering="true" text:style-name="WWNum4">
        <text:list-item>
          <text:list>
            <text:list-item>
              <text:h text:style-name="P86" text:outline-level="2"><text:bookmark-start text:name="_Toc356192839"/><text:bookmark-start text:name="__RefHeading___Toc2872_1073819089"/>R<text:bookmark-end text:name="_Toc356192839"/>isques<text:bookmark-end text:name="__RefHeading___Toc2872_1073819089"/></text:h>
            </text:list-item>
          </text:list>
        </text:list-item>
      </text:list>
      <text:p text:style-name="P47">Quelques risques associés:</text:p>
      <text:p text:style-name="P47"/>
      <text:p text:style-name="P48">RI-01: Il ne faut pas qu'ils soient apeurés par l'interface au point de refuser de l'utiliser.</text:p>
      <text:p text:style-name="P49"/>
      <text:p text:style-name="P67">RI-02: Il est possible que les fonctionnalités que l'ont choisit de supporter dans la librairie (par exemple, génération de fichier CSV) ne soient pas utilisées dans le futur. <text:span text:style-name="T44">Même si l'on se base sur les besoins du passé, o</text:span>n joue un peu à la devinette pour savoir ce que le futur nous réserve en termes de besoins client.</text:p>
      <text:p text:style-name="P68"/>
      <text:p text:style-name="P50"/>
      <text:p text:style-name="P51"/>
      <text:p text:style-name="P51"/>
      <text:p text:style-name="P51"/>
      <text:p text:style-name="P51"/>
      <text:p text:style-name="P51"/>
      <text:list xml:id="list115632026640494" text:continue-numbering="true" text:style-name="WWNum4">
        <text:list-item>
          <text:h text:style-name="P94" text:outline-level="1"><text:bookmark-start text:name="_Toc356192841"/><text:bookmark-start text:name="__RefHeading___Toc2876_1073819089"/><text:soft-page-break/>P<text:bookmark-end text:name="_Toc356192841"/>ortée et limites<text:bookmark-end text:name="__RefHeading___Toc2876_1073819089"/></text:h>
          <text:list>
            <text:list-item>
              <text:h text:style-name="P87" text:outline-level="2"><text:bookmark-start text:name="_Toc356192842"/><text:bookmark-start text:name="__RefHeading___Toc2878_1073819089"/>F<text:bookmark-end text:name="_Toc356192842"/>onctionnalités <text:span text:style-name="T52">générales</text:span><text:bookmark-end text:name="__RefHeading___Toc2878_1073819089"/></text:h>
            </text:list-item>
          </text:list>
        </text:list-item>
      </text:list>
      <text:p text:style-name="P52"><text:span text:style-name="T45">Les fonctionnalités de base sont listées par l'abréviation FE, du mot anglais </text:span><text:span text:style-name="T35">feature</text:span><text:span text:style-name="T14">.</text:span></text:p>
      <text:p text:style-name="Text_20_body"/>
      <text:p text:style-name="P53">FE-<text:span text:style-name="T46">0</text:span>1: <text:span text:style-name="T46">Avoir une interface pour configurer toutes les fonctions listées ci-dessous.</text:span></text:p>
      <text:p text:style-name="P53"/>
      <text:p text:style-name="P55">FE-02: <text:span text:style-name="T48">Créer une librairie qui peut créer les Extractions d'Image.</text:span></text:p>
      <text:p text:style-name="P55"/>
      <text:p text:style-name="P61">FE-03: Avoir les configurations pour un client dans une base de données. La librarie doit, seulement avec le numéro de client, pouvoir chercher les configurations client dans la base de données et générer une Extraction d'Image avec les données voulues.</text:p>
      <text:p text:style-name="P54"/>
      <text:p text:style-name="P61">FE-0<text:span text:style-name="T49">4</text:span>: <text:span text:style-name="T49">Pouvoir ajouter des opérations par image. Les opérations sont listées ci-dessous dans les acronyme FEI.</text:span></text:p>
      <text:p text:style-name="P61"/>
      <text:p text:style-name="P69">FE-05: Génération d'un fichier de données. Ce fichier doit avoir accès à toutes les données sur les clients de la base de données, par exemple les numéros de compte, les montants ou le numéro du client. Il doit avoir également accès aux noms de fichier, taille de fichier de chemins d'accès des images au moment de la génération, car ces informations pourront être liées dans le fichier de données.</text:p>
      <text:p text:style-name="P61"/>
      <text:list xml:id="list115632709213893" text:continue-numbering="true" text:style-name="WWNum4">
        <text:list-item>
          <text:list>
            <text:list-item>
              <text:h text:style-name="P88" text:outline-level="2"><text:bookmark-start text:name="_Toc35619284235"/>F<text:bookmark-end text:name="_Toc35619284235"/>onctionnalités <text:span text:style-name="T52">reliées à la génération d'images</text:span></text:h>
            </text:list-item>
          </text:list>
        </text:list-item>
      </text:list>
      <text:p text:style-name="P57"><text:span text:style-name="T52">C</text:span>es fonctionnalités sont listées par l'abréviation FEI, pour <text:span text:style-name="T34">feature / image</text:span><text:span text:style-name="T6">.</text:span></text:p>
      <text:p text:style-name="P54"/>
      <text:p text:style-name="P57">FEI-01: Trois sortes d'image: TIFF page simple, TIFF page multiple et TIFF pages simples concaténées <text:span text:style-name="T47">ensemble </text:span>de manière binaire.</text:p>
      <text:p text:style-name="P57"/>
      <text:p text:style-name="P59">FEI-02: <text:span text:style-name="T47">Trois</text:span> manières <text:span text:style-name="T47">de regrouper les images: un fichier par image, un fichier par transaction, un fichier par lot.</text:span></text:p>
      <text:p text:style-name="P59"/>
      <text:p text:style-name="P60">FEI-03: Trois manières de gérer les faces: fichiers séparés recto et verso, recto seulement et verso seulement.</text:p>
      <text:p text:style-name="P60"/>
      <text:p text:style-name="P61">FEI-04: <text:span text:style-name="T50">Opération sur une image: “Endossement Virtuel”. Une image sur le disque est collée par-dessus l'image du document lors de l'extraction. La taille, la position et la localisation de l'image sont configurables.</text:span></text:p>
      <text:p text:style-name="P61"/>
      <text:p text:style-name="P62">FEI-04: <text:span text:style-name="T50">Opération sur une image: “Trace d'audit”. Une ligne de caractères, indiquant par exemple date et heure de la génération ou numéro de page, est ajouté sur l'image du document lors de l'extraction. Le contenu, la police de caractères, la taille et la position de cette trace sont configurables.</text:span></text:p>
      <text:p text:style-name="P62"/>
      <text:p text:style-name="P63">FEI-05: Opération sur une image: “Encodage de montant”. Si le document contient un montant, celui-ci est écrit en bas à droite sur l'image lors de l'extraction. <text:span text:style-name="T51">Pas de configuration possible.</text:span></text:p>
      <text:p text:style-name="Text_20_body"/>
      <text:p text:style-name="P64">FEI-06: Compression. Possibilité de regrouper les images dans une archive. Choix entre archive zip, tar et tar.gz; choix d'inclure seulement les images, ou les images + fichier de données.</text:p>
      <text:p text:style-name="P64"/>
      <text:p text:style-name="P64"/>
      <text:list xml:id="list115631408273427" text:continue-numbering="true" text:style-name="WWNum4">
        <text:list-item>
          <text:list>
            <text:list-item>
              <text:h text:style-name="P88" text:outline-level="2"><text:bookmark-start text:name="_Toc3561928423536"/><text:soft-page-break/>F<text:bookmark-end text:name="_Toc3561928423536"/>onctionnalités <text:span text:style-name="T52">reliées à la génération du fichier de données</text:span></text:h>
            </text:list-item>
          </text:list>
        </text:list-item>
      </text:list>
      <text:p text:style-name="P58"><text:span text:style-name="T52">C</text:span>es fonctionnalités sont listées par l'abréviation FE<text:span text:style-name="T53">D</text:span>, pour <text:span text:style-name="T34">feature / </text:span><text:span text:style-name="T36">data</text:span><text:span text:style-name="T6">.</text:span></text:p>
      <text:p text:style-name="P56"/>
      <text:p text:style-name="P65"><text:span text:style-name="T6">FE</text:span><text:span text:style-name="T15">D</text:span><text:span text:style-name="T6">-01: </text:span><text:span text:style-name="T16">Champs séparés par valeurs. On peut générer un fichier de type CSV (</text:span><text:span text:style-name="T37">comma-separated-values</text:span><text:span text:style-name="T16">), choisir divers types de séparateurs (virgule, ligne verticale…).</text:span></text:p>
      <text:p text:style-name="P95"/>
      <text:p text:style-name="P66"><text:span text:style-name="T16">FE</text:span><text:span text:style-name="T15">D</text:span><text:span text:style-name="T16">-0</text:span><text:span text:style-name="T17">2</text:span><text:span text:style-name="T16">: Champs </text:span><text:span text:style-name="T18">à longueur fixe</text:span><text:span text:style-name="T16">. On peut générer un fichier </text:span><text:span text:style-name="T18">comprenant des données à longueur fixe – par exemple, numéro de police d'assurance de taille 12, suivi d'un montant de taille 10, etc.</text:span></text:p>
      <text:p text:style-name="P97"/>
      <text:list xml:id="list115632295478161" text:continue-numbering="true" text:style-name="WWNum4">
        <text:list-item>
          <text:list>
            <text:list-item>
              <text:h text:style-name="P89" text:outline-level="2">Contraintes</text:h>
            </text:list-item>
          </text:list>
        </text:list-item>
      </text:list>
      <text:p text:style-name="P72">Tout le code sera en C#, comme le reste des nouveaux projets de la compagnie.</text:p>
      <text:p text:style-name="P72"/>
      <text:p text:style-name="P72">La base de données de la compagnie réelle est une base de données Oracle. Cependant, pour les besoins du projet étudiant, une base de données locale SQLite sera utilisée. Il faudra s'assurer autant que possible d'une conversion facile entre les deux.</text:p>
      <text:p text:style-name="P72"/>
      <text:p text:style-name="P96">Tous les environnements de développement et d'opération sont du Windows, de Windows 7 à Windows Server 2012.</text:p>
      <text:p text:style-name="P70"/>
      <text:list xml:id="list115631040662079" text:continue-numbering="true" text:style-name="WWNum4">
        <text:list-item>
          <text:h text:style-name="P91" text:outline-level="1"><text:bookmark-start text:name="_Toc356192846"/><text:bookmark-start text:name="__RefHeading___Toc2886_1073819089"/>U<text:bookmark-end text:name="_Toc356192846"/>tilisateurs et intervenants<text:bookmark-end text:name="__RefHeading___Toc2886_1073819089"/></text:h>
          <text:list>
            <text:list-item>
              <text:h text:style-name="P90" text:outline-level="2"><text:bookmark-start text:name="_Toc356192847"/><text:bookmark-start text:name="__RefHeading___Toc2888_1073819089"/>P<text:bookmark-end text:name="_Toc356192847"/>arties prenantes<text:bookmark-end text:name="__RefHeading___Toc2888_1073819089"/></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8">Partie prenante</text:p>
          </table:table-cell>
          <table:table-cell table:style-name="Table2.B1" office:value-type="string">
            <text:p text:style-name="P76">Intérêt principal</text:p>
          </table:table-cell>
          <table:table-cell table:style-name="Table2.B1" office:value-type="string">
            <text:p text:style-name="P77">Préférences, contraintes</text:p>
          </table:table-cell>
        </table:table-row>
        <table:table-row table:style-name="Table2.1">
          <table:table-cell table:style-name="Table2.A2" office:value-type="string">
            <text:p text:style-name="P74">Développeurs</text:p>
          </table:table-cell>
          <table:table-cell table:style-name="Table2.B2" office:value-type="string">
            <text:p text:style-name="P74">Moins de travail</text:p>
          </table:table-cell>
          <table:table-cell table:style-name="Table2.C2" office:value-type="string">
            <text:p text:style-name="P75">Comme ils feront la maintenance et les développements futurs sur l'outil, celui-ci se doit donc d'être bien documenté.</text:p>
          </table:table-cell>
        </table:table-row>
        <table:table-row table:style-name="Table2.1">
          <table:table-cell table:style-name="Table2.A3" office:value-type="string">
            <text:p text:style-name="P74">Opérateurs</text:p>
          </table:table-cell>
          <table:table-cell table:style-name="Table2.B3" office:value-type="string">
            <text:p text:style-name="P75">Simplicité de l'outil</text:p>
          </table:table-cell>
          <table:table-cell table:style-name="Table2.C3" office:value-type="string">
            <text:p text:style-name="P75">Il y aura résistance au changement car c'est une charge de plus pour les opérateurs. L'interface doit être simple et non-agressante pour éviter le plus possible cette résistance.</text:p>
            <text:p text:style-name="P75"/>
            <text:p text:style-name="P75">Il serait fort souhaitable, par exemple, d'avoir une interface simple et une interface “expert” selon le type d'utilisateur.</text:p>
          </table:table-cell>
        </table:table-row>
        <table:table-row table:style-name="Table2.1">
          <table:table-cell table:style-name="Table2.A4" office:value-type="string">
            <text:p text:style-name="P80">Clients</text:p>
          </table:table-cell>
          <table:table-cell table:style-name="Table2.B4" office:value-type="string">
            <text:p text:style-name="P74">Veulent des fichiers sans erreur, générés à temps</text:p>
          </table:table-cell>
          <table:table-cell table:style-name="Table2.C4" office:value-type="string">
            <text:p text:style-name="P74">En cas d'erreur – pourrait être erreur non reliée à la librairie, par exemple mauvaise numérisation – la situation doit être rapidement réglée par la correction du fichier actuel ou la génération d'un nouveau fichier.</text:p>
          </table:table-cell>
        </table:table-row>
      </table:table>
      <text:p text:style-name="P38"/>
      <text:p text:style-name="P71"/>
      <text:p text:style-name="P71"/>
      <text:p text:style-name="P7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style:writing-mode="lr-tb"/>
      <style:text-properties style:font-name="Calibri" fo:font-family="Calibri"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libri" fo:font-family="Calibri" style:font-style-name="Regular" style:font-family-generic="swiss" style:font-pitch="variable" fo:font-size="11pt" fo:font-style="normal" style:font-size-asian="11pt" style:font-style-asian="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with-next="always"/>
      <style:text-properties style:font-name="Calibri1" fo:font-family="Calibri"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keep-with-next="always"/>
      <style:text-properties style:font-name="Calibri1" fo:font-family="Calibri" style:font-style-name="Bold" style:font-family-generic="swiss" style:font-pitch="variable"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1" fo:font-family="Arial" style:font-family-generic="roman" style:font-pitch="variable"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1"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1"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1" fo:font-family="Arial" style:font-family-generic="roman" style:font-pitch="variable" fo:font-size="9pt" fo:font-style="italic" fo:font-weight="bold" style:font-size-asian="9pt" style:font-style-asian="italic" style:font-weight-asian="bold"/>
    </style:style>
    <style:style style:name="Footer" style:family="paragraph" style:parent-style-name="Standard" style:default-outline-level="" style:class="extra">
      <style:paragraph-properties fo:text-align="center" style:justify-single-word="false">
        <style:tab-stops>
          <style:tab-stop style:position="8.255cm" style:type="center"/>
          <style:tab-stop style:position="16.51cm" style:type="right"/>
        </style:tab-stops>
      </style:paragraph-properties>
      <style:text-properties style:font-name="Calibri2" fo:font-family="Calibri" style:font-style-name="Bold Italic" style:font-family-generic="swiss" style:font-pitch="variable" fo:font-size="10pt" fo:font-style="italic" fo:font-weight="bold" style:font-size-asian="10pt" style:font-style-asian="italic" style:font-weight-asian="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style:font-name="Calibri2" fo:font-family="Calibri" style:font-style-name="Bold Italic" style:font-family-generic="swiss" style:font-pitch="variable" fo:font-size="10pt" fo:font-style="italic" fo:font-weight="bold" style:font-size-asian="10pt" style:font-style-asian="italic" style:font-weight-asian="bold"/>
    </style:style>
    <style:style style:name="table_5f_left" style:display-name="table_left" style:family="paragraph" style:parent-style-name="Standard" style:default-outline-level="">
      <style:paragraph-properties fo:margin-top="0.035cm" fo:margin-bottom="0.035cm" loext:contextual-spacing="false" fo:line-height="0.388cm"/>
      <style:text-properties fo:font-size="11pt" fo:font-weight="bold" style:font-size-asian="11pt" style:font-weight-asian="bold"/>
    </style:style>
    <style:style style:name="table_5f_right" style:display-name="table_right" style:family="paragraph" style:parent-style-name="table_5f_left" style:default-outline-level="">
      <style:text-properties fo:font-weight="normal" style:font-weight-asian="normal"/>
    </style:style>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Title" style:family="paragraph" style:parent-style-name="Standard" style:default-outline-level="" style:class="chapter">
      <style:paragraph-properties fo:margin-top="0.423cm" fo:margin-bottom="1.27cm" loext:contextual-spacing="false" fo:line-height="100%" fo:text-align="end" style:justify-single-word="false"/>
      <style:text-properties style:font-name="Arial1" fo:font-family="Arial" style:font-family-generic="roman" style:font-pitch="variable" fo:font-size="32pt" fo:font-weight="bold" style:letter-kerning="true" style:font-size-asian="32pt" style:font-weight-asian="bold"/>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106cm" fo:margin-bottom="0.106cm" loext:contextual-spacing="false" fo:line-height="100%" fo:text-align="center" style:justify-single-word="false" fo:keep-with-next="always"/>
      <style:text-properties style:font-name="Arial1" fo:font-family="Arial" style:font-family-generic="roman" style:font-pitch="variable" fo:font-size="18pt" fo:font-weight="bold" style:font-size-asian="18pt" style:font-weight-asian="bold"/>
    </style:style>
    <style:style style:name="TOCEntry" style:family="paragraph" style:parent-style-name="Standard" style:default-outline-level="">
      <style:paragraph-properties fo:margin-top="0.212cm" fo:margin-bottom="0cm" loext:contextual-spacing="false" style:line-height-at-least="0.423cm"/>
      <style:text-properties fo:font-size="18pt" fo:font-weight="bold" style:font-size-asian="18pt" style:font-weight-asian="bold"/>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style>
    <style:style style:name="Table_20_Text_20_small" style:display-name="Table Text small" style:family="paragraph" style:parent-style-name="Standard" style:default-outline-level="">
      <style:paragraph-properties fo:margin-top="0.035cm" fo:margin-bottom="0.035cm" loext:contextual-spacing="false"/>
      <style:text-properties style:font-name="Arial1" fo:font-family="Arial" style:font-family-generic="roman" style:font-pitch="variable" fo:font-size="10pt" fo:font-style="italic" style:font-size-asian="10pt" style:font-style-asian="italic"/>
    </style:style>
    <style:style style:name="Contents_20_1" style:display-name="Contents 1" style:family="paragraph" style:parent-style-name="Standard" style:next-style-name="Standard" style:auto-update="true" style:default-outline-level="" style:class="index">
      <style:paragraph-properties>
        <style:tab-stops>
          <style:tab-stop style:position="0.635cm"/>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635cm" fo:margin-right="0cm" fo:text-indent="0cm" style:auto-text-indent="false">
        <style:tab-stops>
          <style:tab-stop style:position="1.411cm"/>
          <style:tab-stop style:position="15.222cm" style:type="right" style:leader-style="dotted" style:leader-text="."/>
        </style:tab-stops>
      </style:paragraph-properties>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Normal_20_Unindented" style:display-name="Normal Unindented" style:family="paragraph" style:parent-style-name="Standard" style:default-outline-level="">
      <style:paragraph-properties fo:margin-top="0.212cm" fo:margin-bottom="0.423cm" loext:contextual-spacing="false" fo:line-height="200%"/>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rmal_20__28_unindented_29_" style:display-name="Normal (unindented)" style:family="paragraph" style:parent-style-name="Standard" style:default-outline-level="">
      <style:paragraph-properties fo:margin-left="0.838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size-asian="9pt" style:font-name-complex="Segoe1" style:font-family-complex="Segoe" style:font-family-generic-complex="system" style:font-pitch-complex="variable" style:font-size-complex="9.5pt"/>
    </style:style>
    <style:style style:name="Quotations" style:family="paragraph" style:parent-style-name="Standard" style:class="html"/>
    <style:style style:name="Subtitle" style:family="paragraph" style:parent-style-name="Heading" style:class="chapter"/>
    <style:style style:name="Endnote"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family="Arial" style:font-family-generic="swiss" style:font-pitch="variable" fo:font-size="9pt" fo:language="fr" fo:country="CA" fo:font-weight="bold" style:font-size-asian="9pt" style:font-weight-asian="bold" style:font-name-complex="Arial" style:font-family-complex="Arial" style:font-family-generic-complex="swiss" style:font-pitch-complex="variable" style:font-size-complex="9pt" style:font-weight-complex="bold"/>
    </style:style>
    <style:style style:name="template" style:family="paragraph" style:parent-style-name="Standard" style:default-outline-level="">
      <style:text-properties style:font-name="Arial1" fo:font-family="Arial" style:font-family-generic="roman" style:font-pitch="variable" fo:font-size="11pt" fo:font-style="italic" style:font-size-asian="11pt" style:font-style-asian="italic"/>
    </style:style>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omplex="Wingdings"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1.27cm" fo:margin-left="1.27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508cm" fo:margin-left="0.508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8pt" officeooo:rsid="002bcbbe" officeooo:paragraph-rsid="0014bee9" style:font-size-asian="8pt" style:font-size-complex="8pt"/>
    </style:style>
    <style:style style:name="MP2" style:family="paragraph" style:parent-style-name="Header">
      <style:text-properties officeooo:paragraph-rsid="001e8cc3"/>
    </style:style>
    <style:style style:name="MP3" style:family="paragraph" style:parent-style-name="Footer">
      <style:paragraph-properties fo:margin-left="0cm" fo:margin-right="0cm" fo:text-align="center" style:justify-single-word="false" fo:text-indent="0cm" style:auto-text-indent="false"/>
      <style:text-properties fo:font-size="8pt" officeooo:rsid="002bcbbe" officeooo:paragraph-rsid="0014bee9" style:font-size-asian="8pt" style:font-size-complex="8pt"/>
    </style:style>
    <style:style style:name="MT1" style:family="text">
      <style:text-properties officeooo:rsid="002cc522"/>
    </style:style>
    <style:style style:name="MT2" style:family="text">
      <style:text-properties officeooo:rsid="002c24ea"/>
    </style:style>
    <style:style style:name="MT3" style:family="text">
      <style:text-properties officeooo:rsid="001a65ca"/>
    </style:style>
    <style:style style:name="MT4" style:family="text">
      <style:text-properties officeooo:rsid="001e8cc3"/>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MP1"><text:span text:style-name="MT1">Document basé sur un</text:span> gabarit par Process Impact, © 2013 Karl Wiegers et Seilevel. <text:span text:style-name="MT2">Modification </text:span>non autorisée.</text:p>
      </style:footer>
    </style:master-page>
    <style:master-page style:name="Converted1" style:page-layout-name="Mpm2">
      <style:header>
        <text:p text:style-name="MP2"><text:span text:style-name="MT3">Document de vision pour Extraction d'Image CTEC</text:span><text:tab/><text:tab/>Page <text:page-number text:select-page="current">2</text:page-number></text:p>
      </style:header>
      <style:footer>
        <text:p text:style-name="MP3"><text:span text:style-name="MT1">Document basé sur un</text:span> gabarit par Process Impact, © 2013 Karl Wiegers et Seilevel. <text:span text:style-name="MT2">Modification </text:span>non autorisée.</text:p>
      </style:footer>
    </style:master-page>
    <style:master-page style:name="Converted2" style:page-layout-name="Mpm1">
      <style:header>
        <text:p text:style-name="Header"><text:span text:style-name="MT4">Document de vision pour le projet Extraction d'Image CTEC</text:span><text:tab/><text:tab/>Page <text:page-number text:select-page="current">4</text:page-number></text:p>
      </style:header>
      <style:footer>
        <text:p text:style-name="MP3"><text:span text:style-name="MT1">Document basé sur un</text:span> gabarit par Process Impact, © 2013 Karl Wiegers et Seilevel. <text:span text:style-name="MT2">Modification </text:span>non autorisé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 and Scope Template</dc:title>
    <meta:initial-creator>Karl Wiegers</meta:initial-creator>
    <meta:editing-cycles>75</meta:editing-cycles>
    <meta:print-date>1998-11-29T20:04:00</meta:print-date>
    <meta:creation-date>2013-04-01T18:41:00</meta:creation-date>
    <dc:date>2016-06-08T11:56:30.478000000</dc:date>
    <meta:editing-duration>PT3H59M40S</meta:editing-duration>
    <meta:generator>LibreOffice/5.0.1.2$Windows_x86 LibreOffice_project/81898c9f5c0d43f3473ba111d7b351050be20261</meta:generator>
    <meta:document-statistic meta:table-count="2" meta:image-count="0" meta:object-count="0" meta:page-count="8" meta:paragraph-count="126" meta:word-count="1776" meta:character-count="11449" meta:non-whitespace-character-count="9796"/>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